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2:.B2])" office:value-type="float" office:value="0.3413511153" calcext:value-type="float">
            <text:p>0,34</text:p>
          </table:table-cell>
          <table:table-cell office:value-type="float" office:value="8439" calcext:value-type="float">
            <text:p>8439</text:p>
          </table:table-cell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111.901002169" calcext:value-type="float">
            <text:p>111,901002169</text:p>
          </table:table-cell>
          <table:table-cell office:value-type="float" office:value="16.9086859226" calcext:value-type="float">
            <text:p>16,90868592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 office:value-type="float" office:value="7777" calcext:value-type="float">
            <text:p>7777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134.151202917" calcext:value-type="float">
            <text:p>134,151202917</text:p>
          </table:table-cell>
          <table:table-cell office:value-type="float" office:value="15.5925171375" calcext:value-type="float">
            <text:p>15,59251713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4:.B4])" office:value-type="float" office:value="0.285782329100002" calcext:value-type="float">
            <text:p>0,29</text:p>
          </table:table-cell>
          <table:table-cell office:value-type="float" office:value="8137" calcext:value-type="float">
            <text:p>8137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188.920640945" calcext:value-type="float">
            <text:p>188,920640945</text:p>
          </table:table-cell>
          <table:table-cell office:value-type="float" office:value="16.2922668457" calcext:value-type="float">
            <text:p>16,29226684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030800984" calcext:value-type="float">
            <text:p>99,60</text:p>
          </table:table-cell>
          <table:table-cell table:style-name="ce3" table:formula="of:=100 - SUM([.A5:.B5])" office:value-type="float" office:value="0.3969199016" calcext:value-type="float">
            <text:p>0,40</text:p>
          </table:table-cell>
          <table:table-cell office:value-type="float" office:value="8370" calcext:value-type="float">
            <text:p>8370</text:p>
          </table:table-cell>
          <table:table-cell table:style-name="ce4" table:formula="of:=[.E21]+[.H21]" office:value-type="float" office:value="12547" calcext:value-type="float">
            <text:p>12547</text:p>
          </table:table-cell>
          <table:table-cell table:formula="of:=12597-[.E5]" office:value-type="float" office:value="50" calcext:value-type="float">
            <text:p>50</text:p>
          </table:table-cell>
          <table:table-cell office:value-type="float" office:value="188.247681856" calcext:value-type="float">
            <text:p>188,247681856</text:p>
          </table:table-cell>
          <table:table-cell office:value-type="float" office:value="16.7562088966" calcext:value-type="float">
            <text:p>16,756208896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6:.B6])" office:value-type="float" office:value="0.293720727199997" calcext:value-type="float">
            <text:p>0,29</text:p>
          </table:table-cell>
          <table:table-cell office:value-type="float" office:value="8182" calcext:value-type="float">
            <text:p>8182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200.453253984" calcext:value-type="float">
            <text:p>200,453253984</text:p>
          </table:table-cell>
          <table:table-cell office:value-type="float" office:value="16.4466969967" calcext:value-type="float">
            <text:p>16,44669699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7:.B7])" office:value-type="float" office:value="0.277843931099994" calcext:value-type="float">
            <text:p>0,28</text:p>
          </table:table-cell>
          <table:table-cell office:value-type="float" office:value="8272" calcext:value-type="float">
            <text:p>8272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177.823632956" calcext:value-type="float">
            <text:p>177,823632956</text:p>
          </table:table-cell>
          <table:table-cell office:value-type="float" office:value="16.6317830086" calcext:value-type="float">
            <text:p>16,63178300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8:.B8])" office:value-type="float" office:value="0.277843931099994" calcext:value-type="float">
            <text:p>0,28</text:p>
          </table:table-cell>
          <table:table-cell office:value-type="float" office:value="8279" calcext:value-type="float">
            <text:p>8279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225.839805126" calcext:value-type="float">
            <text:p>225,839805126</text:p>
          </table:table-cell>
          <table:table-cell office:value-type="float" office:value="16.6522490978" calcext:value-type="float">
            <text:p>16,65224909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539291951" calcext:value-type="float">
            <text:p>99,75</text:p>
          </table:table-cell>
          <table:table-cell table:style-name="ce3" table:formula="of:=100 - SUM([.A9:.B9])" office:value-type="float" office:value="0.2460708049" calcext:value-type="float">
            <text:p>0,25</text:p>
          </table:table-cell>
          <table:table-cell office:value-type="float" office:value="8166" calcext:value-type="float">
            <text:p>8166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131.908564091" calcext:value-type="float">
            <text:p>131,908564091</text:p>
          </table:table-cell>
          <table:table-cell office:value-type="float" office:value="16.4017660618" calcext:value-type="float">
            <text:p>16,40176606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 office:value-type="float" office:value="8418" calcext:value-type="float">
            <text:p>8418</text:p>
          </table:table-cell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283.379376173" calcext:value-type="float">
            <text:p>283,379376173</text:p>
          </table:table-cell>
          <table:table-cell office:value-type="float" office:value="16.907394886" calcext:value-type="float">
            <text:p>16,90739488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1:.B11])" office:value-type="float" office:value="0.341324019699996" calcext:value-type="float">
            <text:p>0,34</text:p>
          </table:table-cell>
          <table:table-cell office:value-type="float" office:value="8462" calcext:value-type="float">
            <text:p>8462</text:p>
          </table:table-cell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164.593390942" calcext:value-type="float">
            <text:p>164,593390942</text:p>
          </table:table-cell>
          <table:table-cell office:value-type="float" office:value="16.9885890484" calcext:value-type="float">
            <text:p>16,98858904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17244704" calcext:value-type="float">
            <text:p>99,695172447</text:p>
          </table:table-cell>
          <table:table-cell table:formula="of:=AVERAGE([.C2:.C11])" office:value-type="float" office:value="0.304827552959999" calcext:value-type="float">
            <text:p>0,304827553</text:p>
          </table:table-cell>
          <table:table-cell table:formula="of:=SUM([.D2:.D11])/10" office:value-type="float" office:value="8250.2" calcext:value-type="float">
            <text:p>8250,2</text:p>
          </table:table-cell>
          <table:table-cell table:formula="of:=AVERAGE([.E2:.E11])" office:value-type="float" office:value="12558.6" calcext:value-type="float">
            <text:p>12558,6</text:p>
          </table:table-cell>
          <table:table-cell table:formula="of:=AVERAGE([.F2:.F11])" office:value-type="float" office:value="38.4" calcext:value-type="float">
            <text:p>38,4</text:p>
          </table:table-cell>
          <table:table-cell table:formula="of:=SUM([.G2:.G11])/10" office:value-type="float" office:value="180.7218551159" calcext:value-type="float">
            <text:p>180,7218551159</text:p>
          </table:table-cell>
          <table:table-cell table:formula="of:=SUM([.H2:.H11])/10" office:value-type="float" office:value="16.55781579017" calcext:value-type="float">
            <text:p>16,557815790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4933714376439" calcext:value-type="float">
            <text:p>0,65493371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36" calcext:value-type="float">
            <text:p>673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33" calcext:value-type="float">
            <text:p>673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34" calcext:value-type="float">
            <text:p>663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3:.G23])" office:value-type="float" office:value="6708" calcext:value-type="float">
            <text:p>67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9" calcext:value-type="float">
            <text:p>66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45" calcext:value-type="float">
            <text:p>664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6:.G26])" office:value-type="float" office:value="6741" calcext:value-type="float">
            <text:p>67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23" calcext:value-type="float">
            <text:p>68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165515599" calcext:value-type="float">
            <text:p>0,9969516552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834484401048" calcext:value-type="float">
            <text:p>0,0030483448</text:p>
          </table:table-cell>
          <table:table-cell table:number-columns-repeated="2"/>
          <table:table-cell table:formula="of:=SUM([.E18:.E27])" office:value-type="float" office:value="58440" calcext:value-type="float">
            <text:p>58440</text:p>
          </table:table-cell>
          <table:table-cell table:formula="of:=SUM([.F18:.F27])" office:value-type="float" office:value="197" calcext:value-type="float">
            <text:p>197</text:p>
          </table:table-cell>
          <table:table-cell table:formula="of:=SUM([.G18:.G27])" office:value-type="float" office:value="187" calcext:value-type="float">
            <text:p>187</text:p>
          </table:table-cell>
          <table:table-cell table:formula="of:=SUM([.H18:.H27])" office:value-type="float" office:value="67146" calcext:value-type="float">
            <text:p>6714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5:35.8929539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00:40.118007471</meta:creation-date>
    <dc:date>2018-01-23T23:25:44.568646224</dc:date>
    <meta:editing-duration>PT3M6S</meta:editing-duration>
    <meta:editing-cycles>2</meta:editing-cycles>
    <meta:generator>LibreOffice/5.1.6.2$Linux_X86_64 LibreOffice_project/10m0$Build-2</meta:generator>
    <meta:document-statistic meta:table-count="1" meta:cell-count="181" meta:object-count="0"/>
  </office:meta>
</office:document-meta>
</file>